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draw:stroke="solid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64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75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30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3.434cm"/>
    </style:style>
    <style:style style:name="gr10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\text{A}§svg§600§TRUE§</svg:desc>
          <draw:polygon draw:style-name="gr1" draw:text-style-name="P1" draw:layer="layout" svg:width="0.369cm" svg:height="0.335cm" svg:x="10.758cm" svg:y="0.679cm" svg:viewBox="0 0 370 336" draw:points="185,336 0,336 0,0 370,0 370,336">
            <text:p/>
          </draw:polygon>
          <draw:path draw:style-name="gr2" draw:text-style-name="P2" draw:layer="layout" svg:width="0.338cm" svg:height="0.353cm" svg:x="10.773cm" svg:y="0.662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3" draw:text-style-name="P3" draw:layer="layout" draw:type="lines" svg:x1="15.265cm" svg:y1="0.817cm" svg:x2="15.762cm" svg:y2="2.193cm" draw:start-shape="id1" draw:start-glue-point="1" svg:d="M15265 817h501l-4 1376" svg:viewBox="0 0 502 1377">
          <text:p/>
        </draw:connector>
        <draw:custom-shape draw:style-name="gr4" draw:text-style-name="P4" draw:layer="layout" svg:width="0.268cm" svg:height="2.032cm" svg:x="17.1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true§svg§600§FALSE§</svg:desc>
          <draw:polygon draw:style-name="gr5" draw:text-style-name="P5" draw:layer="layout" svg:width="0.922cm" svg:height="0.301cm" svg:x="8.551cm" svg:y="1.096cm" svg:viewBox="0 0 923 302" draw:points="461,302 0,302 0,0 923,0 923,302">
            <text:p/>
          </draw:polygon>
          <draw:path draw:style-name="gr2" draw:text-style-name="P2" draw:layer="layout" svg:width="0.152cm" svg:height="0.314cm" svg:x="8.562cm" svg:y="1.089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8.743cm" svg:y="1.1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8.977cm" svg:y="1.18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9.267cm" svg:y="1.1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draw:custom-shape draw:style-name="gr6" draw:text-style-name="P6" draw:layer="layout" svg:width="1.143cm" svg:height="1.02cm" svg:x="3.025cm" svg:y="0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5cm" svg:y="0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1" draw:text-style-name="P1" draw:layer="layout" svg:width="0.348cm" svg:height="0.335cm" svg:x="3.39cm" svg:y="0.664cm" svg:viewBox="0 0 349 336" draw:points="175,336 0,336 0,0 349,0 349,336">
            <text:p/>
          </draw:polygon>
          <draw:path draw:style-name="gr2" draw:text-style-name="P2" draw:layer="layout" svg:width="0.303cm" svg:height="0.336cm" svg:x="3.408cm" svg:y="0.663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if (x &gt; 1)}§svg§600§FALSE§</svg:desc>
          <draw:polygon draw:style-name="gr5" draw:text-style-name="P5" draw:layer="layout" svg:width="2.576cm" svg:height="0.382cm" svg:x="4.518cm" svg:y="0.651cm" svg:viewBox="0 0 2577 383" draw:points="1289,383 0,383 0,0 2577,0 2577,383">
            <text:p/>
          </draw:polygon>
          <draw:path draw:style-name="gr2" draw:text-style-name="P2" draw:layer="layout" svg:width="0.187cm" svg:height="0.302cm" svg:x="4.556cm" svg:y="0.691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4.797cm" svg:y="0.688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5.376cm" svg:y="0.65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12cm" svg:x="5.561cm" svg:y="0.78cm" svg:viewBox="0 0 232 213" svg:d="M129 104l56-73h19c7 0 21 0 21-16 0-15-12-15-21-15h-57c-7 0-20 0-20 15 0 16 12 16 24 16l-36 49-38-49c13 0 24 0 24-16 0-15-13-15-20-15h-57c-9 0-21 0-21 15 0 16 14 16 21 16h19l58 73-60 80h-21c-7 0-20 0-20 15 0 14 14 14 20 14h58c7 0 20 0 20-14 0-15-10-15-25-15l42-62 43 62c-12 0-24 0-24 15 0 14 13 14 20 14h57c7 0 21 0 21-14 0-15-12-15-21-15h-19z">
            <text:p/>
          </draw:path>
          <draw:path draw:style-name="gr2" draw:text-style-name="P2" draw:layer="layout" svg:width="0.203cm" svg:height="0.247cm" svg:x="6.091cm" svg:y="0.719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6.632cm" svg:y="0.686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6.879cm" svg:y="0.65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1" draw:id="id1">
          <draw:custom-shape draw:style-name="gr8" draw:text-style-name="P6" draw:layer="layout" svg:width="0.802cm" svg:height="1.02cm" svg:x="10.559cm" svg:y="0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3.934cm" svg:height="1.02cm" svg:x="11.331cm" svg:y="0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A}§svg§600§TRUE§</svg:desc>
          <draw:polygon draw:style-name="gr1" draw:text-style-name="P1" draw:layer="layout" svg:width="0.369cm" svg:height="0.335cm" svg:x="10.759cm" svg:y="0.678cm" svg:viewBox="0 0 370 336" draw:points="185,336 0,336 0,0 370,0 370,336">
            <text:p/>
          </draw:polygon>
          <draw:path draw:style-name="gr2" draw:text-style-name="P2" draw:layer="layout" svg:width="0.338cm" svg:height="0.353cm" svg:x="10.774cm" svg:y="0.661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10" draw:text-style-name="P3" draw:layer="layout" draw:type="lines" svg:x1="10.559cm" svg:y1="0.817cm" svg:x2="7.376cm" svg:y2="0.817cm" draw:start-shape="id1" draw:start-glue-point="3" draw:end-shape="id2" draw:end-glue-point="1" svg:d="M10559 817h-501-2181-501" svg:viewBox="0 0 3184 1">
          <text:p/>
        </draw:connector>
        <draw:g>
          <svg:title>TexMaths</svg:title>
          <svg:desc>14§display§false
§svg§600§FALSE§</svg:desc>
          <draw:polygon draw:style-name="gr5" draw:text-style-name="P5" draw:layer="layout" svg:width="1.167cm" svg:height="0.435cm" svg:x="16.006cm" svg:y="1.061cm" svg:viewBox="0 0 1168 436" draw:points="584,436 0,436 0,0 1168,0 1168,436">
            <text:p/>
          </draw:polygon>
          <draw:path draw:style-name="gr2" draw:text-style-name="P2" draw:layer="layout" svg:width="0.245cm" svg:height="0.448cm" svg:x="16.033cm" svg:y="1.054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16.318cm" svg:y="1.184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16.58cm" svg:y="1.06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16.74cm" svg:y="1.184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16.967cm" svg:y="1.184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a &gt; 0)}§svg§600§FALSE§</svg:desc>
          <draw:polygon draw:style-name="gr5" draw:text-style-name="P5" draw:layer="layout" svg:width="2.576cm" svg:height="0.382cm" svg:x="11.788cm" svg:y="0.65cm" svg:viewBox="0 0 2577 383" draw:points="1289,383 0,383 0,0 2577,0 2577,383">
            <text:p/>
          </draw:polygon>
          <draw:path draw:style-name="gr2" draw:text-style-name="P2" draw:layer="layout" svg:width="0.187cm" svg:height="0.302cm" svg:x="11.826cm" svg:y="0.69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12.067cm" svg:y="0.687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12.646cm" svg:y="0.649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12.845cm" svg:y="0.775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13.361cm" svg:y="0.718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209cm" svg:height="0.312cm" svg:x="13.874cm" svg:y="0.685cm" svg:viewBox="0 0 210 313" svg:d="M210 157c0-93-50-157-105-157-56 0-105 66-105 157s50 156 105 156c56 0 105-66 105-156zM105 283c-39 0-71-59-71-132s35-120 71-120 71 47 71 120-32 132-71 132z">
            <text:p/>
          </draw:path>
          <draw:path draw:style-name="gr2" draw:text-style-name="P2" draw:layer="layout" svg:width="0.131cm" svg:height="0.383cm" svg:x="14.149cm" svg:y="0.649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2" draw:id="id2">
          <draw:custom-shape draw:style-name="gr6" draw:text-style-name="P6" draw:layer="layout" svg:width="1.143cm" svg:height="1.02cm" svg:x="3.026cm" svg:y="0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6cm" svg:y="0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1" draw:text-style-name="P1" draw:layer="layout" svg:width="0.348cm" svg:height="0.335cm" svg:x="3.391cm" svg:y="0.663cm" svg:viewBox="0 0 349 336" draw:points="175,336 0,336 0,0 349,0 349,336">
            <text:p/>
          </draw:polygon>
          <draw:path draw:style-name="gr2" draw:text-style-name="P2" draw:layer="layout" svg:width="0.303cm" svg:height="0.336cm" svg:x="3.409cm" svg:y="0.66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\dots}§svg§600§FALSE§</svg:desc>
          <draw:polygon draw:style-name="gr5" draw:text-style-name="P5" draw:layer="layout" svg:width="0.772cm" svg:height="0.062cm" svg:x="5.122cm" svg:y="0.815cm" svg:viewBox="0 0 773 63" draw:points="387,63 0,63 0,0 773,0 773,63">
            <text:p/>
          </draw:polygon>
          <draw:path draw:style-name="gr2" draw:text-style-name="P2" draw:layer="layout" svg:width="0.062cm" svg:height="0.062cm" svg:x="5.22cm" svg:y="0.815cm" svg:viewBox="0 0 63 63" svg:d="M63 32c0-19-15-32-31-32-19 0-32 15-32 31 0 19 15 32 31 32 19 0 32-15 32-31z">
            <text:p/>
          </draw:path>
          <draw:path draw:style-name="gr2" draw:text-style-name="P2" draw:layer="layout" svg:width="0.062cm" svg:height="0.062cm" svg:x="5.478cm" svg:y="0.815cm" svg:viewBox="0 0 63 63" svg:d="M63 32c0-19-15-32-31-32-19 0-32 15-32 31 0 19 15 32 31 32 19 0 32-15 32-31z">
            <text:p/>
          </draw:path>
          <draw:path draw:style-name="gr2" draw:text-style-name="P2" draw:layer="layout" svg:width="0.062cm" svg:height="0.062cm" svg:x="5.735cm" svg:y="0.815cm" svg:viewBox="0 0 63 63" svg:d="M63 32c0-19-15-32-31-32-19 0-32 15-32 31 0 19 15 32 31 32 19 0 32-15 32-31z">
            <text:p/>
          </draw:path>
        </draw:g>
        <draw:connector draw:style-name="gr10" draw:text-style-name="P3" draw:layer="layout" draw:type="lines" svg:x1="3.025cm" svg:y1="2.707cm" svg:x2="2.526cm" svg:y2="3.713cm" draw:start-shape="id3" draw:start-glue-point="3" svg:d="M3025 2707h-502l3 1006" svg:viewBox="0 0 503 1007">
          <text:p/>
        </draw:connector>
        <draw:connector draw:style-name="gr3" draw:text-style-name="P3" draw:layer="layout" draw:type="lines" svg:x1="7.375cm" svg:y1="2.707cm" svg:x2="7.876cm" svg:y2="3.701cm" draw:start-shape="id3" draw:start-glue-point="1" svg:d="M7375 2707h501v994" svg:viewBox="0 0 502 995">
          <text:p/>
        </draw:connector>
        <draw:g>
          <svg:title>TexMaths</svg:title>
          <svg:desc>14§display§true§svg§600§FALSE§</svg:desc>
          <draw:polygon draw:style-name="gr5" draw:text-style-name="P5" draw:layer="layout" svg:width="0.922cm" svg:height="0.301cm" svg:x="1.952cm" svg:y="2.189cm" svg:viewBox="0 0 923 302" draw:points="461,302 0,302 0,0 923,0 923,302">
            <text:p/>
          </draw:polygon>
          <draw:path draw:style-name="gr2" draw:text-style-name="P2" draw:layer="layout" svg:width="0.152cm" svg:height="0.314cm" svg:x="1.963cm" svg:y="2.182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2.144cm" svg:y="2.273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2.378cm" svg:y="2.273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2.668cm" svg:y="2.273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5" draw:text-style-name="P5" draw:layer="layout" svg:width="1.167cm" svg:height="0.435cm" svg:x="7.607cm" svg:y="2.148cm" svg:viewBox="0 0 1168 436" draw:points="584,436 0,436 0,0 1168,0 1168,436">
            <text:p/>
          </draw:polygon>
          <draw:path draw:style-name="gr2" draw:text-style-name="P2" draw:layer="layout" svg:width="0.245cm" svg:height="0.448cm" svg:x="7.634cm" svg:y="2.141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7.919cm" svg:y="2.271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8.181cm" svg:y="2.147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8.341cm" svg:y="2.271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8.568cm" svg:y="2.271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3" draw:id="id3">
          <draw:custom-shape draw:style-name="gr6" draw:text-style-name="P6" draw:layer="layout" svg:width="1.143cm" svg:height="1.02cm" svg:x="3.025cm" svg:y="2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5cm" svg:y="2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C}§svg§600§TRUE§</svg:desc>
          <draw:polygon draw:style-name="gr1" draw:text-style-name="P1" draw:layer="layout" svg:width="0.355cm" svg:height="0.335cm" svg:x="3.391cm" svg:y="2.576cm" svg:viewBox="0 0 356 336" draw:points="178,336 0,336 0,0 356,0 356,336">
            <text:p/>
          </draw:polygon>
          <draw:path draw:style-name="gr2" draw:text-style-name="P2" draw:layer="layout" svg:width="0.3cm" svg:height="0.359cm" svg:x="3.419cm" svg:y="2.563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if (a &gt; 1)}§svg§600§FALSE§</svg:desc>
          <draw:polygon draw:style-name="gr5" draw:text-style-name="P5" draw:layer="layout" svg:width="2.576cm" svg:height="0.382cm" svg:x="4.49cm" svg:y="2.55cm" svg:viewBox="0 0 2577 383" draw:points="1289,383 0,383 0,0 2577,0 2577,383">
            <text:p/>
          </draw:polygon>
          <draw:path draw:style-name="gr2" draw:text-style-name="P2" draw:layer="layout" svg:width="0.187cm" svg:height="0.302cm" svg:x="4.528cm" svg:y="2.59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4.769cm" svg:y="2.587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5.348cm" svg:y="2.549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5.547cm" svg:y="2.675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6.063cm" svg:y="2.618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6.604cm" svg:y="2.58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6.851cm" svg:y="2.549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connector draw:style-name="gr10" draw:text-style-name="P3" draw:layer="layout" draw:type="lines" svg:x1="5.201cm" svg:y1="1.327cm" svg:x2="5.2cm" svg:y2="2.197cm" draw:start-shape="id2" draw:start-glue-point="2" draw:end-shape="id3" draw:end-glue-point="0" svg:d="M5201 1327v501l-1-132v501" svg:viewBox="0 0 2 871">
          <text:p/>
        </draw:connector>
        <draw:connector draw:style-name="gr10" draw:text-style-name="P3" draw:layer="layout" draw:type="lines" svg:x1="13.426cm" svg:y1="2.708cm" svg:x2="12.911cm" svg:y2="3.714cm" draw:start-shape="id4" draw:start-glue-point="3" svg:d="M13426 2708h-502l-13 1006" svg:viewBox="0 0 516 1007">
          <text:p/>
        </draw:connector>
        <draw:connector draw:style-name="gr3" draw:text-style-name="P3" draw:layer="layout" draw:type="lines" svg:x1="17.776cm" svg:y1="2.708cm" svg:x2="18.277cm" svg:y2="3.702cm" draw:start-shape="id4" draw:start-glue-point="1" svg:d="M17776 2708h501v994" svg:viewBox="0 0 502 995">
          <text:p/>
        </draw:connector>
        <draw:g>
          <svg:title>TexMaths</svg:title>
          <svg:desc>14§display§true§svg§600§FALSE§</svg:desc>
          <draw:polygon draw:style-name="gr5" draw:text-style-name="P5" draw:layer="layout" svg:width="0.922cm" svg:height="0.301cm" svg:x="12.353cm" svg:y="2.19cm" svg:viewBox="0 0 923 302" draw:points="461,302 0,302 0,0 923,0 923,302">
            <text:p/>
          </draw:polygon>
          <draw:path draw:style-name="gr2" draw:text-style-name="P2" draw:layer="layout" svg:width="0.152cm" svg:height="0.314cm" svg:x="12.364cm" svg:y="2.183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12.545cm" svg:y="2.274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12.779cm" svg:y="2.274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13.069cm" svg:y="2.27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5" draw:text-style-name="P5" draw:layer="layout" svg:width="1.167cm" svg:height="0.435cm" svg:x="18.008cm" svg:y="2.149cm" svg:viewBox="0 0 1168 436" draw:points="584,436 0,436 0,0 1168,0 1168,436">
            <text:p/>
          </draw:polygon>
          <draw:path draw:style-name="gr2" draw:text-style-name="P2" draw:layer="layout" svg:width="0.245cm" svg:height="0.448cm" svg:x="18.035cm" svg:y="2.142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18.32cm" svg:y="2.272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18.582cm" svg:y="2.148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18.742cm" svg:y="2.272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18.969cm" svg:y="2.272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4" draw:id="id4">
          <draw:custom-shape draw:style-name="gr6" draw:text-style-name="P6" draw:layer="layout" svg:width="1.143cm" svg:height="1.02cm" svg:x="13.426cm" svg:y="2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14.526cm" svg:y="2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D}§svg§600§TRUE§</svg:desc>
          <draw:polygon draw:style-name="gr1" draw:text-style-name="P1" draw:layer="layout" svg:width="0.374cm" svg:height="0.335cm" svg:x="13.792cm" svg:y="2.566cm" svg:viewBox="0 0 375 336" draw:points="188,336 0,336 0,0 375,0 375,336">
            <text:p/>
          </draw:polygon>
          <draw:path draw:style-name="gr2" draw:text-style-name="P2" draw:layer="layout" svg:width="0.331cm" svg:height="0.336cm" svg:x="13.809cm" svg:y="2.565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if (a &gt; 1)}§svg§600§FALSE§</svg:desc>
          <draw:polygon draw:style-name="gr5" draw:text-style-name="P5" draw:layer="layout" svg:width="2.576cm" svg:height="0.382cm" svg:x="14.891cm" svg:y="2.551cm" svg:viewBox="0 0 2577 383" draw:points="1289,383 0,383 0,0 2577,0 2577,383">
            <text:p/>
          </draw:polygon>
          <draw:path draw:style-name="gr2" draw:text-style-name="P2" draw:layer="layout" svg:width="0.187cm" svg:height="0.302cm" svg:x="14.929cm" svg:y="2.591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15.17cm" svg:y="2.588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15.749cm" svg:y="2.55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15.948cm" svg:y="2.676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16.464cm" svg:y="2.619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17.005cm" svg:y="2.586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17.252cm" svg:y="2.55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>
          <svg:title>TexMaths</svg:title>
          <svg:desc>14§display§\pi = \alpha_a &gt; 0 
\wedge \alpha_a \leq 1§svg§600§FALSE§</svg:desc>
          <draw:polygon draw:style-name="gr5" draw:text-style-name="P5" draw:layer="layout" svg:width="4.401cm" svg:height="0.39cm" svg:x="5.478cm" svg:y="3.876cm" svg:viewBox="0 0 4402 391" draw:points="2201,391 0,391 0,0 4402,0 4402,391">
            <text:p/>
          </draw:polygon>
          <draw:path draw:style-name="gr2" draw:text-style-name="P2" draw:layer="layout" svg:width="0.266cm" svg:height="0.217cm" svg:x="5.491cm" svg:y="3.98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5.94cm" svg:y="4.012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6.45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6.765cm" svg:y="4.114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7.16cm" svg:y="3.927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208cm" svg:height="0.339cm" svg:x="7.655cm" svg:y="3.865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8.018cm" svg:y="3.897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8.448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8.761cm" svg:y="4.114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9.156cm" svg:y="3.879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163cm" svg:height="0.328cm" svg:x="9.677cm" svg:y="3.86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&gt; 0 
\wedge \alpha_a &gt; 1§svg§600§FALSE§</svg:desc>
          <draw:polygon draw:style-name="gr5" draw:text-style-name="P5" draw:layer="layout" svg:width="4.401cm" svg:height="0.39cm" svg:x="0.078cm" svg:y="3.876cm" svg:viewBox="0 0 4402 391" draw:points="2201,391 0,391 0,0 4402,0 4402,391">
            <text:p/>
          </draw:polygon>
          <draw:path draw:style-name="gr2" draw:text-style-name="P2" draw:layer="layout" svg:width="0.266cm" svg:height="0.217cm" svg:x="0.091cm" svg:y="3.98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0.54cm" svg:y="4.012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.05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.365cm" svg:y="4.114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1.76cm" svg:y="3.927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208cm" svg:height="0.339cm" svg:x="2.255cm" svg:y="3.865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2.618cm" svg:y="3.897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3.048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3.361cm" svg:y="4.114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3.756cm" svg:y="3.927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163cm" svg:height="0.328cm" svg:x="4.277cm" svg:y="3.86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\leq 0 
\wedge \alpha_a &gt; 1§svg§600§FALSE§</svg:desc>
          <draw:polygon draw:style-name="gr5" draw:text-style-name="P5" draw:layer="layout" svg:width="4.401cm" svg:height="0.39cm" svg:x="10.878cm" svg:y="3.876cm" svg:viewBox="0 0 4402 391" draw:points="2201,391 0,391 0,0 4402,0 4402,391">
            <text:p/>
          </draw:polygon>
          <draw:path draw:style-name="gr2" draw:text-style-name="P2" draw:layer="layout" svg:width="0.266cm" svg:height="0.217cm" svg:x="10.891cm" svg:y="3.98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11.34cm" svg:y="4.012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1.85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2.165cm" svg:y="4.114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2.56cm" svg:y="3.879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208cm" svg:height="0.339cm" svg:x="13.055cm" svg:y="3.865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13.418cm" svg:y="3.897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13.848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4.161cm" svg:y="4.114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14.556cm" svg:y="3.927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163cm" svg:height="0.328cm" svg:x="15.077cm" svg:y="3.86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\leq 0 
\wedge \alpha_a \leq 1§svg§600§FALSE§</svg:desc>
          <draw:polygon draw:style-name="gr5" draw:text-style-name="P5" draw:layer="layout" svg:width="4.401cm" svg:height="0.39cm" svg:x="16.278cm" svg:y="3.876cm" svg:viewBox="0 0 4402 391" draw:points="2201,391 0,391 0,0 4402,0 4402,391">
            <text:p/>
          </draw:polygon>
          <draw:path draw:style-name="gr2" draw:text-style-name="P2" draw:layer="layout" svg:width="0.266cm" svg:height="0.217cm" svg:x="16.291cm" svg:y="3.98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16.74cm" svg:y="4.012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7.25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7.565cm" svg:y="4.114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7.96cm" svg:y="3.879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208cm" svg:height="0.339cm" svg:x="18.455cm" svg:y="3.865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18.818cm" svg:y="3.897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19.248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9.561cm" svg:y="4.114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9.956cm" svg:y="3.879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163cm" svg:height="0.328cm" svg:x="20.477cm" svg:y="3.86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text{unsatisfiable}§svg§600§FALSE§</svg:desc>
          <draw:polygon draw:style-name="gr5" draw:text-style-name="P5" draw:layer="layout" svg:width="2.648cm" svg:height="0.34cm" svg:x="11.679cm" svg:y="4.573cm" svg:viewBox="0 0 2649 341" draw:points="1325,341 0,341 0,0 2649,0 2649,341">
            <text:p/>
          </draw:polygon>
          <draw:path draw:style-name="gr2" draw:text-style-name="P2" draw:layer="layout" svg:width="0.248cm" svg:height="0.223cm" svg:x="11.694cm" svg:y="4.69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2" draw:text-style-name="P2" draw:layer="layout" svg:width="0.248cm" svg:height="0.217cm" svg:x="11.967cm" svg:y="4.696cm" svg:viewBox="0 0 249 218" svg:d="M39 49v131c0 23-5 23-39 23v15c17 0 42-1 56-1 13 0 39 1 56 1v-15c-34 0-39 0-39-23v-90c0-51 35-79 67-79 31 0 36 27 36 55v114c0 23-5 23-39 23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161cm" svg:height="0.226cm" svg:x="12.24cm" svg:y="4.693cm" svg:viewBox="0 0 162 227" svg:d="M87 126c11 1 52 10 52 45 0 25-17 46-56 46-42 0-61-30-69-71-1-6-3-9-7-9-7 0-7 4-7 13v65c0 9 0 12 6 12 2 0 2 0 12-10 0 0 0-2 10-11 21 21 43 21 55 21 57 0 79-33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23cm" svg:height="0.226cm" svg:x="12.438cm" svg:y="4.693cm" svg:viewBox="0 0 224 227" svg:d="M144 185c2 19 16 40 39 40 10 0 41-7 41-47v-28h-13v28c0 28-12 32-18 32-17 0-18-23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12.672cm" svg:y="4.611cm" svg:viewBox="0 0 155 309" svg:d="M77 106h70v-15h-70v-91h-13c-1 41-15 94-64 95v11h42v136c0 62 46 67 64 67 35 0 49-35 49-67v-28h-12v28c0 36-16 55-34 55-32 0-32-45-32-54z">
            <text:p/>
          </draw:path>
          <draw:path draw:style-name="gr2" draw:text-style-name="P2" draw:layer="layout" svg:width="0.105cm" svg:height="0.329cm" svg:x="12.869cm" svg:y="4.584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61cm" svg:height="0.226cm" svg:x="13.005cm" svg:y="4.693cm" svg:viewBox="0 0 162 227" svg:d="M87 126c11 1 52 10 52 45 0 25-17 46-56 46-42 0-61-30-69-71-1-6-3-9-7-9-7 0-7 4-7 13v65c0 9 0 12 6 12 2 0 2 0 12-10 0 0 0-2 10-11 21 21 43 21 55 21 57 0 79-33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47cm" svg:height="0.347cm" svg:x="13.195cm" svg:y="4.566cm" svg:viewBox="0 0 248 348" svg:d="M150 151c22 0 26 6 26 27v133c0 22-5 22-39 22v15c17-1 44-1 56-1 11 0 37 0 55 1v-15c-34 0-39 0-39-22v-182l-62 5c-8 0-8 0-10 0 0 2-1 2-8 2h-59v-56c0-49 43-69 74-69 14 0 32 4 42 16-21 1-24 15-24 23 0 16 13 23 23 23 11 0 22-9 22-23 0-29-26-50-63-50-46 0-105 25-105 78v58h-39v15h39v160c0 22-5 22-39 22v15c17-1 43-1 56-1 11 0 36 0 55 1v-15c-34 0-40 0-40-22v-160z">
            <text:p/>
          </draw:path>
          <draw:path draw:style-name="gr2" draw:text-style-name="P2" draw:layer="layout" svg:width="0.222cm" svg:height="0.226cm" svg:x="13.475cm" svg:y="4.693cm" svg:viewBox="0 0 223 227" svg:d="M144 185c2 19 16 40 38 40 11 0 41-7 41-47v-28h-12v28c0 28-12 32-18 32-17 0-18-23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47cm" svg:x="13.713cm" svg:y="4.572cm" svg:viewBox="0 0 244 348" svg:d="M71 157v-157l-71 6v15c35 0 39 3 39 28v294h11c2 0 6-7 19-31 7 11 28 36 64 36 60 0 111-49 111-112 0-62-48-111-105-111-38 0-59 23-68 32zM73 287v-102c0-10 0-10 5-18 20-27 47-31 59-31 21 0 39 12 52 31 13 20 14 48 14 68 0 18-1 49-15 70-10 15-30 32-56 32-23 0-41-11-52-31-7-9-7-11-7-19z">
            <text:p/>
          </draw:path>
          <draw:path draw:style-name="gr2" draw:text-style-name="P2" draw:layer="layout" svg:width="0.11cm" svg:height="0.342cm" svg:x="13.989cm" svg:y="4.572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91cm" svg:height="0.226cm" svg:x="14.122cm" svg:y="4.69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</draw:g>
        <draw:line draw:style-name="gr11" draw:text-style-name="P3" draw:layer="layout" svg:x1="12.669cm" svg:y1="2.606cm" svg:x2="13.168cm" svg:y2="3.101cm">
          <text:p/>
        </draw:line>
        <draw:line draw:style-name="gr11" draw:text-style-name="P3" draw:layer="layout" svg:x1="12.671cm" svg:y1="3.101cm" svg:x2="13.168cm" svg:y2="2.606cm">
          <text:p/>
        </draw:line>
        <draw:g>
          <svg:title>TexMaths</svg:title>
          <svg:desc>14§display§(1)§svg§600§FALSE§</svg:desc>
          <draw:polygon draw:style-name="gr5" draw:text-style-name="P5" draw:layer="layout" svg:width="0.626cm" svg:height="0.491cm" svg:x="1.635cm" svg:y="2.906cm" svg:viewBox="0 0 627 492" draw:points="314,492 0,492 0,0 627,0 627,492">
            <text:p/>
          </draw:polygon>
          <draw:path draw:style-name="gr2" draw:text-style-name="P2" draw:layer="layout" svg:width="0.115cm" svg:height="0.492cm" svg:x="1.684cm" svg:y="2.90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text-style-name="P2" draw:layer="layout" svg:width="0.163cm" svg:height="0.328cm" svg:x="1.869cm" svg:y="2.947cm" svg:viewBox="0 0 164 329" svg:d="M102 13c0-12 0-13-11-13-31 32-76 32-91 32v16c10 0 39 0 64-14v256c0 18-1 24-46 24h-15v15c18-1 60-1 81-1 20 0 63 0 80 1v-15h-16c-44 0-46-6-46-24z">
            <text:p/>
          </draw:path>
          <draw:path draw:style-name="gr2" draw:text-style-name="P2" draw:layer="layout" svg:width="0.115cm" svg:height="0.492cm" svg:x="2.098cm" svg:y="2.905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2)§svg§600§FALSE§</svg:desc>
          <draw:polygon draw:style-name="gr5" draw:text-style-name="P5" draw:layer="layout" svg:width="0.626cm" svg:height="0.491cm" svg:x="8.175cm" svg:y="2.921cm" svg:viewBox="0 0 627 492" draw:points="314,492 0,492 0,0 627,0 627,492">
            <text:p/>
          </draw:polygon>
          <draw:path draw:style-name="gr2" draw:text-style-name="P2" draw:layer="layout" svg:width="0.115cm" svg:height="0.492cm" svg:x="8.224cm" svg:y="2.92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text-style-name="P2" draw:layer="layout" svg:width="0.196cm" svg:height="0.328cm" svg:x="8.391cm" svg:y="2.962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2" draw:text-style-name="P2" draw:layer="layout" svg:width="0.115cm" svg:height="0.492cm" svg:x="8.638cm" svg:y="2.92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3)§svg§600§FALSE§</svg:desc>
          <draw:polygon draw:style-name="gr5" draw:text-style-name="P5" draw:layer="layout" svg:width="0.626cm" svg:height="0.491cm" svg:x="11.889cm" svg:y="2.922cm" svg:viewBox="0 0 627 492" draw:points="314,492 0,492 0,0 627,0 627,492">
            <text:p/>
          </draw:polygon>
          <draw:path draw:style-name="gr2" draw:text-style-name="P2" draw:layer="layout" svg:width="0.115cm" svg:height="0.492cm" svg:x="11.938cm" svg:y="2.921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2" draw:text-style-name="P2" draw:layer="layout" svg:width="0.205cm" svg:height="0.339cm" svg:x="12.1cm" svg:y="2.963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7 19 2 34-9 34-27s-14-28-28-28c-13 0-28 7-28 28 0 46 46 78 99 78 62 0 107-44 107-95 0-41-31-80-83-90z">
            <text:p/>
          </draw:path>
          <draw:path draw:style-name="gr2" draw:text-style-name="P2" draw:layer="layout" svg:width="0.115cm" svg:height="0.492cm" svg:x="12.352cm" svg:y="2.921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4)§svg§600§FALSE§</svg:desc>
          <draw:polygon draw:style-name="gr5" draw:text-style-name="P5" draw:layer="layout" svg:width="0.626cm" svg:height="0.491cm" svg:x="18.591cm" svg:y="2.923cm" svg:viewBox="0 0 627 492" draw:points="314,492 0,492 0,0 627,0 627,492">
            <text:p/>
          </draw:polygon>
          <draw:path draw:style-name="gr2" draw:text-style-name="P2" draw:layer="layout" svg:width="0.115cm" svg:height="0.492cm" svg:x="18.64cm" svg:y="2.922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2" draw:text-style-name="P2" draw:layer="layout" svg:width="0.219cm" svg:height="0.334cm" svg:x="18.795cm" svg:y="2.958cm" svg:viewBox="0 0 220 335" svg:d="M132 254v42c0 18-2 23-38 23h-10v16c20-2 46-2 67-2 20 0 46 0 67 2v-16h-11c-36 0-38-5-38-23v-42h51v-16h-51v-225c0-10 0-13-7-13-5 0-7 0-9 6l-153 232v16zM134 238h-120l120-185z">
            <text:p/>
          </draw:path>
          <draw:path draw:style-name="gr2" draw:text-style-name="P2" draw:layer="layout" svg:width="0.115cm" svg:height="0.492cm" svg:x="19.054cm" svg:y="2.922cm" svg:viewBox="0 0 116 493" svg:d="M116 246c0-37-5-98-33-154-30-60-73-92-77-92-5 0-6 1-6 6 0 1 0 1 10 11 49 49 77 127 77 229 0 86-18 173-80 234-7 6-7 7-7 9 0 3 1 4 6 4 4 0 49-34 78-95 25-55 32-109 32-15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52cm" fo:page-height="5.2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12T11:22:52.388997834</dc:date>
    <meta:editing-duration>PT1H5M36S</meta:editing-duration>
    <meta:editing-cycles>16</meta:editing-cycles>
    <meta:generator>LibreOffice/5.1.4.2$Linux_X86_64 LibreOffice_project/10m0$Build-2</meta:generator>
    <meta:document-statistic meta:object-count="209"/>
  </office:meta>
</office:document-meta>
</file>